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D0000003360D20E854D9249D9.png" manifest:media-type="image/png"/>
  <manifest:file-entry manifest:full-path="Pictures/10000B39000006570000054EC8E4A834184CC11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1cm" draw:marker-end-width="0.201cm" draw:fill="none" draw:textarea-vertical-align="middle" fo:padding-top="0.126cm" fo:padding-bottom="0.126cm" fo:padding-left="0.251cm" fo:padding-right="0.25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12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2.513cm" svg:y1="1.179cm" svg:x2="12.039cm" svg:y2="1.731cm">
          <text:p/>
        </draw:line>
        <draw:line draw:style-name="gr2" draw:text-style-name="P1" draw:layer="layout" svg:x1="12.487cm" svg:y1="1.218cm" svg:x2="12.928cm" svg:y2="1.73cm">
          <text:p/>
        </draw:line>
        <draw:line draw:style-name="gr1" draw:text-style-name="P1" draw:layer="layout" svg:x1="12.033cm" svg:y1="1.738cm" svg:x2="11.559cm" svg:y2="2.29cm">
          <text:p/>
        </draw:line>
        <draw:line draw:style-name="gr2" draw:text-style-name="P1" draw:layer="layout" svg:x1="12.034cm" svg:y1="1.777cm" svg:x2="12.475cm" svg:y2="2.289cm">
          <text:p/>
        </draw:line>
        <draw:line draw:style-name="gr1" draw:text-style-name="P1" draw:layer="layout" svg:x1="11.553cm" svg:y1="2.297cm" svg:x2="11.079cm" svg:y2="2.849cm">
          <text:p/>
        </draw:line>
        <draw:line draw:style-name="gr2" draw:text-style-name="P1" draw:layer="layout" svg:x1="11.554cm" svg:y1="2.335cm" svg:x2="11.995cm" svg:y2="2.847cm">
          <text:p/>
        </draw:line>
        <draw:line draw:style-name="gr2" draw:text-style-name="P1" draw:layer="layout" svg:x1="12.526cm" svg:y1="3.466cm" svg:x2="12.052cm" svg:y2="4.018cm">
          <text:p/>
        </draw:line>
        <draw:line draw:style-name="gr2" draw:text-style-name="P1" draw:layer="layout" svg:x1="12.5cm" svg:y1="3.505cm" svg:x2="12.941cm" svg:y2="4.017cm">
          <text:p/>
        </draw:line>
        <draw:line draw:style-name="gr2" draw:text-style-name="P1" draw:layer="layout" svg:x1="12.046cm" svg:y1="4.025cm" svg:x2="11.572cm" svg:y2="4.577cm">
          <text:p/>
        </draw:line>
        <draw:line draw:style-name="gr2" draw:text-style-name="P1" draw:layer="layout" svg:x1="11.566cm" svg:y1="4.583cm" svg:x2="11.092cm" svg:y2="5.135cm">
          <text:p/>
        </draw:line>
        <draw:line draw:style-name="gr2" draw:text-style-name="P1" draw:layer="layout" svg:x1="12.457cm" svg:y1="6.436cm" svg:x2="11.983cm" svg:y2="6.988cm">
          <text:p/>
        </draw:line>
        <draw:line draw:style-name="gr2" draw:text-style-name="P1" draw:layer="layout" svg:x1="12.431cm" svg:y1="6.475cm" svg:x2="12.872cm" svg:y2="6.987cm">
          <text:p/>
        </draw:line>
        <draw:line draw:style-name="gr2" draw:text-style-name="P1" draw:layer="layout" svg:x1="11.977cm" svg:y1="6.994cm" svg:x2="11.503cm" svg:y2="7.546cm">
          <text:p/>
        </draw:line>
        <draw:line draw:style-name="gr2" draw:text-style-name="P1" draw:layer="layout" svg:x1="11.496cm" svg:y1="7.553cm" svg:x2="11.022cm" svg:y2="8.105cm">
          <text:p/>
        </draw:line>
        <draw:line draw:style-name="gr1" draw:text-style-name="P1" draw:layer="layout" svg:x1="12.97cm" svg:y1="3.993cm" svg:x2="12.496cm" svg:y2="4.545cm">
          <text:p/>
        </draw:line>
        <draw:line draw:style-name="gr2" draw:text-style-name="P1" draw:layer="layout" svg:x1="12.944cm" svg:y1="4.032cm" svg:x2="13.385cm" svg:y2="4.544cm">
          <text:p/>
        </draw:line>
        <draw:line draw:style-name="gr1" draw:text-style-name="P1" draw:layer="layout" svg:x1="12.49cm" svg:y1="4.552cm" svg:x2="12.016cm" svg:y2="5.104cm">
          <text:p/>
        </draw:line>
        <draw:line draw:style-name="gr2" draw:text-style-name="P1" draw:layer="layout" svg:x1="12.491cm" svg:y1="4.592cm" svg:x2="12.932cm" svg:y2="5.104cm">
          <text:p/>
        </draw:line>
        <draw:line draw:style-name="gr1" draw:text-style-name="P1" draw:layer="layout" svg:x1="12.01cm" svg:y1="5.111cm" svg:x2="11.536cm" svg:y2="5.663cm">
          <text:p/>
        </draw:line>
        <draw:line draw:style-name="gr2" draw:text-style-name="P1" draw:layer="layout" svg:x1="12.01cm" svg:y1="5.15cm" svg:x2="12.451cm" svg:y2="5.662cm">
          <text:p/>
        </draw:line>
        <draw:line draw:style-name="gr3" draw:text-style-name="P1" draw:layer="layout" svg:x1="12.917cm" svg:y1="6.994cm" svg:x2="12.443cm" svg:y2="7.546cm">
          <text:p/>
        </draw:line>
        <draw:line draw:style-name="gr2" draw:text-style-name="P1" draw:layer="layout" svg:x1="12.891cm" svg:y1="7.034cm" svg:x2="13.332cm" svg:y2="7.546cm">
          <text:p/>
        </draw:line>
        <draw:line draw:style-name="gr3" draw:text-style-name="P1" draw:layer="layout" svg:x1="12.437cm" svg:y1="7.553cm" svg:x2="11.963cm" svg:y2="8.105cm">
          <text:p/>
        </draw:line>
        <draw:line draw:style-name="gr3" draw:text-style-name="P1" draw:layer="layout" svg:x1="11.957cm" svg:y1="8.112cm" svg:x2="11.483cm" svg:y2="8.664cm">
          <text:p/>
        </draw:line>
        <draw:line draw:style-name="gr1" draw:text-style-name="P1" draw:layer="layout" svg:x1="13.362cm" svg:y1="7.522cm" svg:x2="12.888cm" svg:y2="8.074cm">
          <text:p/>
        </draw:line>
        <draw:line draw:style-name="gr2" draw:text-style-name="P1" draw:layer="layout" svg:x1="13.335cm" svg:y1="7.561cm" svg:x2="13.776cm" svg:y2="8.073cm">
          <text:p/>
        </draw:line>
        <draw:line draw:style-name="gr1" draw:text-style-name="P1" draw:layer="layout" svg:x1="12.881cm" svg:y1="8.081cm" svg:x2="12.407cm" svg:y2="8.633cm">
          <text:p/>
        </draw:line>
        <draw:line draw:style-name="gr2" draw:text-style-name="P1" draw:layer="layout" svg:x1="12.881cm" svg:y1="8.12cm" svg:x2="13.322cm" svg:y2="8.632cm">
          <text:p/>
        </draw:line>
        <draw:line draw:style-name="gr1" draw:text-style-name="P1" draw:layer="layout" svg:x1="12.401cm" svg:y1="8.639cm" svg:x2="11.927cm" svg:y2="9.191cm">
          <text:p/>
        </draw:line>
        <draw:line draw:style-name="gr2" draw:text-style-name="P1" draw:layer="layout" svg:x1="12.402cm" svg:y1="8.679cm" svg:x2="12.843cm" svg:y2="9.191cm">
          <text:p/>
        </draw:line>
        <draw:line draw:style-name="gr3" draw:text-style-name="P1" draw:layer="layout" svg:x1="3.301cm" svg:y1="1.075cm" svg:x2="2.827cm" svg:y2="1.627cm">
          <text:p/>
        </draw:line>
        <draw:line draw:style-name="gr2" draw:text-style-name="P1" draw:layer="layout" svg:x1="3.275cm" svg:y1="1.084cm" svg:x2="3.716cm" svg:y2="1.596cm">
          <text:p/>
        </draw:line>
        <draw:line draw:style-name="gr3" draw:text-style-name="P1" draw:layer="layout" svg:x1="2.821cm" svg:y1="1.603cm" svg:x2="2.347cm" svg:y2="2.155cm">
          <text:p/>
        </draw:line>
        <draw:line draw:style-name="gr2" draw:text-style-name="P1" draw:layer="layout" svg:x1="2.822cm" svg:y1="1.643cm" svg:x2="3.263cm" svg:y2="2.155cm">
          <text:p/>
        </draw:line>
        <draw:line draw:style-name="gr3" draw:text-style-name="P1" draw:layer="layout" svg:x1="2.341cm" svg:y1="2.162cm" svg:x2="1.867cm" svg:y2="2.714cm">
          <text:p/>
        </draw:line>
        <draw:line draw:style-name="gr2" draw:text-style-name="P1" draw:layer="layout" svg:x1="2.342cm" svg:y1="2.201cm" svg:x2="2.783cm" svg:y2="2.713cm">
          <text:p/>
        </draw:line>
        <draw:line draw:style-name="gr3" draw:text-style-name="P1" draw:layer="layout" svg:x1="6.429cm" svg:y1="1.08cm" svg:x2="5.955cm" svg:y2="1.632cm">
          <text:p/>
        </draw:line>
        <draw:line draw:style-name="gr2" draw:text-style-name="P1" draw:layer="layout" svg:x1="6.429cm" svg:y1="1.12cm" svg:x2="6.87cm" svg:y2="1.632cm">
          <text:p/>
        </draw:line>
        <draw:line draw:style-name="gr3" draw:text-style-name="P1" draw:layer="layout" svg:x1="5.975cm" svg:y1="1.639cm" svg:x2="5.501cm" svg:y2="2.191cm">
          <text:p/>
        </draw:line>
        <draw:line draw:style-name="gr2" draw:text-style-name="P1" draw:layer="layout" svg:x1="5.976cm" svg:y1="1.679cm" svg:x2="6.417cm" svg:y2="2.191cm">
          <text:p/>
        </draw:line>
        <draw:line draw:style-name="gr1" draw:text-style-name="P1" draw:layer="layout" svg:x1="5.495cm" svg:y1="2.197cm" svg:x2="5.021cm" svg:y2="2.749cm">
          <text:p/>
        </draw:line>
        <draw:line draw:style-name="gr2" draw:text-style-name="P1" draw:layer="layout" svg:x1="5.496cm" svg:y1="2.236cm" svg:x2="5.937cm" svg:y2="2.748cm">
          <text:p/>
        </draw:line>
        <draw:line draw:style-name="gr3" draw:text-style-name="P1" draw:layer="layout" svg:x1="9.396cm" svg:y1="1.101cm" svg:x2="8.922cm" svg:y2="1.653cm">
          <text:p/>
        </draw:line>
        <draw:line draw:style-name="gr2" draw:text-style-name="P1" draw:layer="layout" svg:x1="9.37cm" svg:y1="1.141cm" svg:x2="9.811cm" svg:y2="1.653cm">
          <text:p/>
        </draw:line>
        <draw:line draw:style-name="gr1" draw:text-style-name="P1" draw:layer="layout" svg:x1="8.916cm" svg:y1="1.66cm" svg:x2="8.442cm" svg:y2="2.212cm">
          <text:p/>
        </draw:line>
        <draw:line draw:style-name="gr2" draw:text-style-name="P1" draw:layer="layout" svg:x1="8.917cm" svg:y1="1.699cm" svg:x2="9.358cm" svg:y2="2.211cm">
          <text:p/>
        </draw:line>
        <draw:line draw:style-name="gr1" draw:text-style-name="P1" draw:layer="layout" svg:x1="8.436cm" svg:y1="2.219cm" svg:x2="7.962cm" svg:y2="2.771cm">
          <text:p/>
        </draw:line>
        <draw:line draw:style-name="gr2" draw:text-style-name="P1" draw:layer="layout" svg:x1="8.437cm" svg:y1="2.258cm" svg:x2="8.878cm" svg:y2="2.77cm">
          <text:p/>
        </draw:line>
        <draw:line draw:style-name="gr2" draw:text-style-name="P1" draw:layer="layout" svg:x1="9.279cm" svg:y1="3.503cm" svg:x2="8.805cm" svg:y2="4.055cm">
          <text:p/>
        </draw:line>
        <draw:line draw:style-name="gr2" draw:text-style-name="P1" draw:layer="layout" svg:x1="9.254cm" svg:y1="3.542cm" svg:x2="9.695cm" svg:y2="4.054cm">
          <text:p/>
        </draw:line>
        <draw:line draw:style-name="gr2" draw:text-style-name="P1" draw:layer="layout" svg:x1="8.799cm" svg:y1="4.061cm" svg:x2="8.325cm" svg:y2="4.613cm">
          <text:p/>
        </draw:line>
        <draw:line draw:style-name="gr2" draw:text-style-name="P1" draw:layer="layout" svg:x1="8.319cm" svg:y1="4.62cm" svg:x2="7.845cm" svg:y2="5.172cm">
          <text:p/>
        </draw:line>
        <draw:line draw:style-name="gr2" draw:text-style-name="P1" draw:layer="layout" svg:x1="9.21cm" svg:y1="6.473cm" svg:x2="8.736cm" svg:y2="7.025cm">
          <text:p/>
        </draw:line>
        <draw:line draw:style-name="gr2" draw:text-style-name="P1" draw:layer="layout" svg:x1="9.184cm" svg:y1="6.512cm" svg:x2="9.625cm" svg:y2="7.024cm">
          <text:p/>
        </draw:line>
        <draw:line draw:style-name="gr2" draw:text-style-name="P1" draw:layer="layout" svg:x1="8.73cm" svg:y1="7.031cm" svg:x2="8.256cm" svg:y2="7.583cm">
          <text:p/>
        </draw:line>
        <draw:line draw:style-name="gr2" draw:text-style-name="P1" draw:layer="layout" svg:x1="8.249cm" svg:y1="7.59cm" svg:x2="7.775cm" svg:y2="8.142cm">
          <text:p/>
        </draw:line>
        <draw:line draw:style-name="gr4" draw:text-style-name="P1" draw:layer="layout" svg:x1="9.723cm" svg:y1="4.03cm" svg:x2="9.249cm" svg:y2="4.582cm">
          <text:p/>
        </draw:line>
        <draw:line draw:style-name="gr2" draw:text-style-name="P1" draw:layer="layout" svg:x1="9.698cm" svg:y1="4.069cm" svg:x2="10.139cm" svg:y2="4.581cm">
          <text:p/>
        </draw:line>
        <draw:line draw:style-name="gr1" draw:text-style-name="P1" draw:layer="layout" svg:x1="9.243cm" svg:y1="4.589cm" svg:x2="8.769cm" svg:y2="5.141cm">
          <text:p/>
        </draw:line>
        <draw:line draw:style-name="gr2" draw:text-style-name="P1" draw:layer="layout" svg:x1="9.244cm" svg:y1="4.629cm" svg:x2="9.685cm" svg:y2="5.141cm">
          <text:p/>
        </draw:line>
        <draw:line draw:style-name="gr1" draw:text-style-name="P1" draw:layer="layout" svg:x1="8.763cm" svg:y1="5.148cm" svg:x2="8.289cm" svg:y2="5.7cm">
          <text:p/>
        </draw:line>
        <draw:line draw:style-name="gr2" draw:text-style-name="P1" draw:layer="layout" svg:x1="8.763cm" svg:y1="5.187cm" svg:x2="9.204cm" svg:y2="5.699cm">
          <text:p/>
        </draw:line>
        <draw:line draw:style-name="gr3" draw:text-style-name="P1" draw:layer="layout" svg:x1="9.67cm" svg:y1="7.031cm" svg:x2="9.196cm" svg:y2="7.583cm">
          <text:p/>
        </draw:line>
        <draw:line draw:style-name="gr2" draw:text-style-name="P1" draw:layer="layout" svg:x1="9.644cm" svg:y1="7.071cm" svg:x2="10.085cm" svg:y2="7.583cm">
          <text:p/>
        </draw:line>
        <draw:line draw:style-name="gr3" draw:text-style-name="P1" draw:layer="layout" svg:x1="9.19cm" svg:y1="7.59cm" svg:x2="8.716cm" svg:y2="8.142cm">
          <text:p/>
        </draw:line>
        <draw:line draw:style-name="gr3" draw:text-style-name="P1" draw:layer="layout" svg:x1="8.71cm" svg:y1="8.149cm" svg:x2="8.236cm" svg:y2="8.701cm">
          <text:p/>
        </draw:line>
        <draw:line draw:style-name="gr3" draw:text-style-name="P1" draw:layer="layout" svg:x1="10.115cm" svg:y1="7.559cm" svg:x2="9.641cm" svg:y2="8.111cm">
          <text:p/>
        </draw:line>
        <draw:line draw:style-name="gr2" draw:text-style-name="P1" draw:layer="layout" svg:x1="10.088cm" svg:y1="7.598cm" svg:x2="10.529cm" svg:y2="8.11cm">
          <text:p/>
        </draw:line>
        <draw:line draw:style-name="gr1" draw:text-style-name="P1" draw:layer="layout" svg:x1="9.634cm" svg:y1="8.118cm" svg:x2="9.16cm" svg:y2="8.67cm">
          <text:p/>
        </draw:line>
        <draw:line draw:style-name="gr2" draw:text-style-name="P1" draw:layer="layout" svg:x1="9.635cm" svg:y1="8.157cm" svg:x2="10.076cm" svg:y2="8.669cm">
          <text:p/>
        </draw:line>
        <draw:line draw:style-name="gr1" draw:text-style-name="P1" draw:layer="layout" svg:x1="9.154cm" svg:y1="8.676cm" svg:x2="8.68cm" svg:y2="9.228cm">
          <text:p/>
        </draw:line>
        <draw:line draw:style-name="gr2" draw:text-style-name="P1" draw:layer="layout" svg:x1="9.155cm" svg:y1="8.716cm" svg:x2="9.596cm" svg:y2="9.228cm">
          <text:p/>
        </draw:line>
        <draw:line draw:style-name="gr2" draw:text-style-name="P1" draw:layer="layout" svg:x1="6.441cm" svg:y1="3.54cm" svg:x2="5.967cm" svg:y2="4.092cm">
          <text:p/>
        </draw:line>
        <draw:line draw:style-name="gr2" draw:text-style-name="P1" draw:layer="layout" svg:x1="6.415cm" svg:y1="3.579cm" svg:x2="6.856cm" svg:y2="4.091cm">
          <text:p/>
        </draw:line>
        <draw:line draw:style-name="gr2" draw:text-style-name="P1" draw:layer="layout" svg:x1="5.96cm" svg:y1="4.098cm" svg:x2="5.486cm" svg:y2="4.65cm">
          <text:p/>
        </draw:line>
        <draw:line draw:style-name="gr2" draw:text-style-name="P1" draw:layer="layout" svg:x1="5.48cm" svg:y1="4.657cm" svg:x2="5.006cm" svg:y2="5.209cm">
          <text:p/>
        </draw:line>
        <draw:line draw:style-name="gr2" draw:text-style-name="P1" draw:layer="layout" svg:x1="6.278cm" svg:y1="6.51cm" svg:x2="5.804cm" svg:y2="7.062cm">
          <text:p/>
        </draw:line>
        <draw:line draw:style-name="gr2" draw:text-style-name="P1" draw:layer="layout" svg:x1="6.252cm" svg:y1="6.549cm" svg:x2="6.693cm" svg:y2="7.061cm">
          <text:p/>
        </draw:line>
        <draw:line draw:style-name="gr2" draw:text-style-name="P1" draw:layer="layout" svg:x1="5.798cm" svg:y1="7.068cm" svg:x2="5.324cm" svg:y2="7.62cm">
          <text:p/>
        </draw:line>
        <draw:line draw:style-name="gr2" draw:text-style-name="P1" draw:layer="layout" svg:x1="5.317cm" svg:y1="7.627cm" svg:x2="4.843cm" svg:y2="8.179cm">
          <text:p/>
        </draw:line>
        <draw:line draw:style-name="gr3" draw:text-style-name="P1" draw:layer="layout" svg:x1="6.885cm" svg:y1="4.067cm" svg:x2="6.411cm" svg:y2="4.619cm">
          <text:p/>
        </draw:line>
        <draw:line draw:style-name="gr2" draw:text-style-name="P1" draw:layer="layout" svg:x1="6.859cm" svg:y1="4.106cm" svg:x2="7.3cm" svg:y2="4.618cm">
          <text:p/>
        </draw:line>
        <draw:line draw:style-name="gr3" draw:text-style-name="P1" draw:layer="layout" svg:x1="6.405cm" svg:y1="4.626cm" svg:x2="5.931cm" svg:y2="5.178cm">
          <text:p/>
        </draw:line>
        <draw:line draw:style-name="gr2" draw:text-style-name="P1" draw:layer="layout" svg:x1="6.405cm" svg:y1="4.666cm" svg:x2="6.846cm" svg:y2="5.178cm">
          <text:p/>
        </draw:line>
        <draw:line draw:style-name="gr1" draw:text-style-name="P1" draw:layer="layout" svg:x1="5.924cm" svg:y1="5.185cm" svg:x2="5.45cm" svg:y2="5.737cm">
          <text:p/>
        </draw:line>
        <draw:line draw:style-name="gr2" draw:text-style-name="P1" draw:layer="layout" svg:x1="5.924cm" svg:y1="5.224cm" svg:x2="6.365cm" svg:y2="5.736cm">
          <text:p/>
        </draw:line>
        <draw:line draw:style-name="gr3" draw:text-style-name="P1" draw:layer="layout" svg:x1="6.738cm" svg:y1="7.068cm" svg:x2="6.264cm" svg:y2="7.62cm">
          <text:p/>
        </draw:line>
        <draw:line draw:style-name="gr2" draw:text-style-name="P1" draw:layer="layout" svg:x1="6.712cm" svg:y1="7.108cm" svg:x2="7.153cm" svg:y2="7.62cm">
          <text:p/>
        </draw:line>
        <draw:line draw:style-name="gr3" draw:text-style-name="P1" draw:layer="layout" svg:x1="6.258cm" svg:y1="7.627cm" svg:x2="5.784cm" svg:y2="8.179cm">
          <text:p/>
        </draw:line>
        <draw:line draw:style-name="gr3" draw:text-style-name="P1" draw:layer="layout" svg:x1="5.778cm" svg:y1="8.186cm" svg:x2="5.304cm" svg:y2="8.738cm">
          <text:p/>
        </draw:line>
        <draw:line draw:style-name="gr3" draw:text-style-name="P1" draw:layer="layout" svg:x1="7.183cm" svg:y1="7.596cm" svg:x2="6.709cm" svg:y2="8.148cm">
          <text:p/>
        </draw:line>
        <draw:line draw:style-name="gr2" draw:text-style-name="P1" draw:layer="layout" svg:x1="7.156cm" svg:y1="7.635cm" svg:x2="7.597cm" svg:y2="8.147cm">
          <text:p/>
        </draw:line>
        <draw:line draw:style-name="gr3" draw:text-style-name="P1" draw:layer="layout" svg:x1="6.702cm" svg:y1="8.155cm" svg:x2="6.228cm" svg:y2="8.707cm">
          <text:p/>
        </draw:line>
        <draw:line draw:style-name="gr2" draw:text-style-name="P1" draw:layer="layout" svg:x1="6.703cm" svg:y1="8.194cm" svg:x2="7.144cm" svg:y2="8.706cm">
          <text:p/>
        </draw:line>
        <draw:line draw:style-name="gr1" draw:text-style-name="P1" draw:layer="layout" svg:x1="6.222cm" svg:y1="8.713cm" svg:x2="5.748cm" svg:y2="9.265cm">
          <text:p/>
        </draw:line>
        <draw:line draw:style-name="gr2" draw:text-style-name="P1" draw:layer="layout" svg:x1="6.223cm" svg:y1="8.753cm" svg:x2="6.664cm" svg:y2="9.265cm">
          <text:p/>
        </draw:line>
        <draw:line draw:style-name="gr2" draw:text-style-name="P1" draw:layer="layout" svg:x1="3.267cm" svg:y1="3.577cm" svg:x2="2.793cm" svg:y2="4.129cm">
          <text:p/>
        </draw:line>
        <draw:line draw:style-name="gr2" draw:text-style-name="P1" draw:layer="layout" svg:x1="3.241cm" svg:y1="3.616cm" svg:x2="3.682cm" svg:y2="4.128cm">
          <text:p/>
        </draw:line>
        <draw:line draw:style-name="gr2" draw:text-style-name="P1" draw:layer="layout" svg:x1="2.786cm" svg:y1="4.135cm" svg:x2="2.312cm" svg:y2="4.687cm">
          <text:p/>
        </draw:line>
        <draw:line draw:style-name="gr2" draw:text-style-name="P1" draw:layer="layout" svg:x1="2.306cm" svg:y1="4.694cm" svg:x2="1.832cm" svg:y2="5.246cm">
          <text:p/>
        </draw:line>
        <draw:line draw:style-name="gr2" draw:text-style-name="P1" draw:layer="layout" svg:x1="3.197cm" svg:y1="6.547cm" svg:x2="2.723cm" svg:y2="7.099cm">
          <text:p/>
        </draw:line>
        <draw:line draw:style-name="gr2" draw:text-style-name="P1" draw:layer="layout" svg:x1="3.171cm" svg:y1="6.586cm" svg:x2="3.612cm" svg:y2="7.098cm">
          <text:p/>
        </draw:line>
        <draw:line draw:style-name="gr2" draw:text-style-name="P1" draw:layer="layout" svg:x1="2.717cm" svg:y1="7.105cm" svg:x2="2.243cm" svg:y2="7.657cm">
          <text:p/>
        </draw:line>
        <draw:line draw:style-name="gr2" draw:text-style-name="P1" draw:layer="layout" svg:x1="2.236cm" svg:y1="7.663cm" svg:x2="1.762cm" svg:y2="8.215cm">
          <text:p/>
        </draw:line>
        <draw:line draw:style-name="gr3" draw:text-style-name="P1" draw:layer="layout" svg:x1="3.711cm" svg:y1="4.104cm" svg:x2="3.237cm" svg:y2="4.656cm">
          <text:p/>
        </draw:line>
        <draw:line draw:style-name="gr2" draw:text-style-name="P1" draw:layer="layout" svg:x1="3.685cm" svg:y1="4.143cm" svg:x2="4.126cm" svg:y2="4.655cm">
          <text:p/>
        </draw:line>
        <draw:line draw:style-name="gr3" draw:text-style-name="P1" draw:layer="layout" svg:x1="3.231cm" svg:y1="4.663cm" svg:x2="2.757cm" svg:y2="5.215cm">
          <text:p/>
        </draw:line>
        <draw:line draw:style-name="gr2" draw:text-style-name="P1" draw:layer="layout" svg:x1="3.231cm" svg:y1="4.703cm" svg:x2="3.672cm" svg:y2="5.215cm">
          <text:p/>
        </draw:line>
        <draw:line draw:style-name="gr3" draw:text-style-name="P1" draw:layer="layout" svg:x1="2.75cm" svg:y1="5.222cm" svg:x2="2.276cm" svg:y2="5.774cm">
          <text:p/>
        </draw:line>
        <draw:line draw:style-name="gr2" draw:text-style-name="P1" draw:layer="layout" svg:x1="2.75cm" svg:y1="5.261cm" svg:x2="3.191cm" svg:y2="5.773cm">
          <text:p/>
        </draw:line>
        <draw:line draw:style-name="gr3" draw:text-style-name="P1" draw:layer="layout" svg:x1="3.657cm" svg:y1="7.105cm" svg:x2="3.183cm" svg:y2="7.657cm">
          <text:p/>
        </draw:line>
        <draw:line draw:style-name="gr2" draw:text-style-name="P1" draw:layer="layout" svg:x1="3.631cm" svg:y1="7.145cm" svg:x2="4.072cm" svg:y2="7.657cm">
          <text:p/>
        </draw:line>
        <draw:line draw:style-name="gr3" draw:text-style-name="P1" draw:layer="layout" svg:x1="3.177cm" svg:y1="7.663cm" svg:x2="2.703cm" svg:y2="8.215cm">
          <text:p/>
        </draw:line>
        <draw:line draw:style-name="gr3" draw:text-style-name="P1" draw:layer="layout" svg:x1="2.697cm" svg:y1="8.223cm" svg:x2="2.223cm" svg:y2="8.775cm">
          <text:p/>
        </draw:line>
        <draw:line draw:style-name="gr3" draw:text-style-name="P1" draw:layer="layout" svg:x1="4.102cm" svg:y1="7.633cm" svg:x2="3.628cm" svg:y2="8.185cm">
          <text:p/>
        </draw:line>
        <draw:line draw:style-name="gr2" draw:text-style-name="P1" draw:layer="layout" svg:x1="4.075cm" svg:y1="7.672cm" svg:x2="4.516cm" svg:y2="8.184cm">
          <text:p/>
        </draw:line>
        <draw:line draw:style-name="gr3" draw:text-style-name="P1" draw:layer="layout" svg:x1="3.621cm" svg:y1="8.192cm" svg:x2="3.147cm" svg:y2="8.744cm">
          <text:p/>
        </draw:line>
        <draw:line draw:style-name="gr2" draw:text-style-name="P1" draw:layer="layout" svg:x1="3.622cm" svg:y1="8.231cm" svg:x2="4.063cm" svg:y2="8.743cm">
          <text:p/>
        </draw:line>
        <draw:line draw:style-name="gr3" draw:text-style-name="P1" draw:layer="layout" svg:x1="3.141cm" svg:y1="8.75cm" svg:x2="2.667cm" svg:y2="9.302cm">
          <text:p/>
        </draw:line>
        <draw:line draw:style-name="gr2" draw:text-style-name="P1" draw:layer="layout" svg:x1="3.142cm" svg:y1="8.79cm" svg:x2="3.583cm" svg:y2="9.302cm">
          <text:p/>
        </draw:line>
        <draw:frame draw:style-name="gr5" draw:text-style-name="P2" draw:layer="layout" svg:width="0.488cm" svg:height="0.437cm" svg:x="1.438cm" svg:y="2.413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4.938cm" svg:y="1.925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8.338cm" svg:y="1.442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11.938cm" svg:y="0.954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1.838cm" svg:y="5.514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5.438cm" svg:y="4.915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8.738cm" svg:y="4.316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12.438cm" svg:y="3.717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2.238cm" svg:y="9.018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5.638cm" svg:y="8.519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9.038cm" svg:y="7.92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frame draw:style-name="gr5" draw:text-style-name="P2" draw:layer="layout" svg:width="0.488cm" svg:height="0.437cm" svg:x="12.738cm" svg:y="7.321cm">
          <draw:image xlink:href="Pictures/10000B39000006570000054EC8E4A834184CC118.svg" xlink:type="simple" xlink:show="embed" xlink:actuate="onLoad">
            <text:p/>
          </draw:image>
          <draw:image xlink:href="Pictures/100002010000003D0000003360D20E854D9249D9.png" xlink:type="simple" xlink:show="embed" xlink:actuate="onLoad"/>
        </draw:frame>
        <draw:custom-shape draw:style-name="gr6" draw:text-style-name="P2" draw:layer="layout" svg:width="12.808cm" svg:height="0.254cm" svg:x="1cm" svg:y="3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808cm" svg:height="0.254cm" svg:x="1cm" svg:y="6.1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6T22:50:37.058164452</meta:creation-date>
    <dc:date>2022-01-07T11:04:10.776085727</dc:date>
    <meta:editing-duration>PT31M39S</meta:editing-duration>
    <meta:editing-cycles>7</meta:editing-cycles>
    <meta:generator>LibreOffice/6.0.7.3$Linux_X86_64 LibreOffice_project/00m0$Build-3</meta:generator>
    <meta:document-statistic meta:object-count="134"/>
  </office:meta>
</office:document-meta>
</file>